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delta="http://www.deltaxml.com/ns/track-changes/delta-namespace" xmlns:ac="http://www.deltaxml.com/ns/track-changes/attribute-change-namespace"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delta:tracked-changes>
        <delta:change-transaction delta:change-id="ct1">
          <delta:change-info>
            <dc:creator>John Smith</dc:creator>
            <dc:date>2010-06-23T12:00:00</dc:date>
          </delta:change-info>
        </delta:change-transaction>
      </delta: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tarted List Numbering Removed</text:h>
      <text:p text:style-name="Text_20_body">In this example, the second item in the following list initially has numbering restarted so that it is numbered '1'. This will be removed, causing an attribute deletion on the list item element.</text:p>
      <text:list text:style-name="L1">
        <text:list-item>
          <text:p text:style-name="P1">First list item, numbered 1</text:p>
        </text:list-item>
        <text:list-item ac:change001="ct1,remove,text:start-value,1">
          <text:p text:style-name="P1">Second list item, initially numbered 1 due to restarted numbering which will be removed to make it numbered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itchell</meta:initial-creator>
    <meta:creation-date>2010-06-23T12:09:02</meta:creation-date>
    <meta:document-statistic meta:table-count="0" meta:image-count="0" meta:object-count="0" meta:page-count="1" meta:paragraph-count="4" meta:word-count="63" meta:character-count="366"/>
    <dc:date>2010-06-23T12:10:58</dc:date>
    <dc:creator>Tristan Mitchell</dc:creator>
    <meta:editing-duration>PT00H01M56S</meta:editing-duration>
    <meta:editing-cycles>1</meta:editing-cycles>
    <meta:generator>OpenOffice.org/3.2$Unix OpenOffice.org_project/320m18$Build-9502</meta:generator>
  </office:meta>
</office:document-meta>
</file>